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93cm" fo:min-width="2.47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7" style:family="graphic" style:parent-style-name="standard">
      <style:graphic-properties draw:stroke="none" svg:stroke-color="#000000" draw:fill="none" draw:fill-color="#ffffff" fo:min-height="0.493cm"/>
    </style:style>
    <style:style style:name="gr8" style:family="graphic" style:parent-style-name="standard">
      <style:graphic-properties draw:stroke="none" svg:stroke-color="#000000" draw:fill="none" draw:fill-color="#ffffff" fo:min-height="0.741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font-size="9pt"/>
    </style:style>
    <style:style style:name="P3" style:family="paragraph">
      <loext:graphic-properties draw:fill-color="#ffffff"/>
      <style:paragraph-properties fo:text-align="end"/>
      <style:text-properties fo:font-size="9pt"/>
    </style:style>
    <style:style style:name="P4" style:family="paragraph">
      <style:text-properties fo:font-size="9pt" style:font-size-asian="11pt" style:font-size-complex="11pt"/>
    </style:style>
    <style:style style:name="P5" style:family="paragraph">
      <loext:graphic-properties draw:fill="none" draw:fill-color="#ffffff"/>
      <style:text-properties fo:font-size="9pt" style:font-size-asian="11pt" style:font-size-complex="11pt"/>
    </style:style>
    <style:style style:name="P6" style:family="paragraph">
      <style:paragraph-properties fo:text-align="start"/>
      <style:text-properties fo:font-size="9pt"/>
    </style:style>
    <style:style style:name="P7" style:family="paragraph">
      <loext:graphic-properties draw:fill="none" draw:fill-color="#ffffff"/>
      <style:paragraph-properties fo:text-align="start"/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82cm" svg:y1="1.991cm" svg:x2="17.847cm" svg:y2="1.991cm">
          <text:p/>
        </draw:line>
        <draw:custom-shape draw:style-name="gr2" draw:text-style-name="P3" draw:layer="layout" svg:width="2.973cm" svg:height="0.743cm" svg:x="1cm" svg:y="1.495cm">
          <text:p text:style-name="P2">Hop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982cm" svg:y1="3.955cm" svg:x2="17.847cm" svg:y2="3.955cm">
          <text:p/>
        </draw:line>
        <draw:custom-shape draw:style-name="gr2" draw:text-style-name="P3" draw:layer="layout" svg:width="2.973cm" svg:height="0.743cm" svg:x="1cm" svg:y="4.468cm">
          <text:p text:style-name="P2">Routing.updat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68cm" svg:y1="1.991cm" svg:x2="4.468cm" svg:y2="2.982cm">
          <text:p/>
        </draw:line>
        <draw:frame draw:style-name="gr4" draw:text-style-name="P5" draw:layer="layout" svg:width="4.812cm" svg:height="0.607cm" svg:x="4.468cm" svg:y="2.238cm">
          <draw:text-box>
            <text:p text:style-name="P4">RoutingAction ShowPlayerEdit</text:p>
          </draw:text-box>
        </draw:frame>
        <draw:line draw:style-name="gr1" draw:text-style-name="P1" draw:layer="layout" svg:x1="3.973cm" svg:y1="4.964cm" svg:x2="17.847cm" svg:y2="4.964cm">
          <text:p/>
        </draw:line>
        <draw:custom-shape draw:style-name="gr2" draw:text-style-name="P3" draw:layer="layout" svg:width="2.973cm" svg:height="0.743cm" svg:x="1cm" svg:y="3.459cm">
          <text:p text:style-name="P2">Main.updat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964cm" svg:y1="3.973cm" svg:x2="4.964cm" svg:y2="4.964cm">
          <text:p/>
        </draw:line>
        <draw:frame draw:style-name="gr6" draw:text-style-name="P5" draw:layer="layout" svg:width="3.237cm" svg:height="0.683cm" svg:x="4.964cm" svg:y="4.22cm">
          <draw:text-box>
            <text:p text:style-name="P4">ShowPlayerEdit</text:p>
          </draw:text-box>
        </draw:frame>
        <draw:frame draw:style-name="gr7" draw:text-style-name="P7" draw:layer="layout" svg:width="4.708cm" svg:height="0.743cm" svg:x="4.716cm" svg:y="4.964cm">
          <draw:text-box>
            <text:p text:style-name="P6"><text:s/>view = <text:s/>PlayerEditView</text:p>
          </draw:text-box>
        </draw:frame>
        <draw:line draw:style-name="gr1" draw:text-style-name="P1" draw:layer="layout" svg:x1="2.982cm" svg:y1="5.955cm" svg:x2="17.847cm" svg:y2="5.955cm">
          <text:p/>
        </draw:line>
        <draw:custom-shape draw:style-name="gr2" draw:text-style-name="P3" draw:layer="layout" svg:width="2.973cm" svg:height="0.743cm" svg:x="1cm" svg:y="5.707cm">
          <text:p text:style-name="P2">View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19cm" svg:y1="2.982cm" svg:x2="9.919cm" svg:y2="5.955cm">
          <text:p/>
        </draw:line>
        <draw:frame draw:style-name="gr8" draw:text-style-name="P7" draw:layer="layout" svg:width="4.708cm" svg:height="0.991cm" svg:x="9.919cm" svg:y="5.955cm">
          <draw:text-box>
            <text:p text:style-name="P6">matches PlayerEditView</text:p>
          </draw:text-box>
        </draw:frame>
        <draw:custom-shape draw:style-name="gr2" draw:text-style-name="P3" draw:layer="layout" svg:width="2.973cm" svg:height="0.743cm" svg:x="1cm" svg:y="2.477cm">
          <text:p text:style-name="P2">StartApp mailbox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73cm" svg:y1="2.973cm" svg:x2="17.847cm" svg:y2="2.973cm">
          <text:p/>
        </draw:line>
        <draw:line draw:style-name="gr9" draw:text-style-name="P1" draw:layer="layout" svg:x1="4.716cm" svg:y1="2.982cm" svg:x2="4.716cm" svg:y2="3.973cm">
          <text:p/>
        </draw:line>
        <draw:frame draw:style-name="gr4" draw:text-style-name="P5" draw:layer="layout" svg:width="4.812cm" svg:height="0.607cm" svg:x="4.859cm" svg:y="3.229cm">
          <draw:text-box>
            <text:p text:style-name="P4">RoutingAction ShowPlayerEd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4.2$MacOSX_X86_64 LibreOffice_project/2b9802c1994aa0b7dc6079e128979269cf95bc78</meta:generator>
    <dc:date>2016-02-12T22:18:14.183057000</dc:date>
    <meta:editing-duration>PT45M19S</meta:editing-duration>
    <meta:editing-cycles>16</meta:editing-cycles>
    <meta:document-statistic meta:object-count="19"/>
  </office:meta>
</office:document-meta>
</file>